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12cd" officeooo:paragraph-rsid="001712cd"/>
    </style:style>
    <style:style style:name="P2" style:family="paragraph" style:parent-style-name="Standard">
      <style:text-properties officeooo:rsid="00169ea9" officeooo:paragraph-rsid="00169ea9"/>
    </style:style>
    <style:style style:name="P3" style:family="paragraph" style:parent-style-name="Text_20_body">
      <style:text-properties officeooo:rsid="00193dee" officeooo:paragraph-rsid="00193dee"/>
    </style:style>
    <style:style style:name="P4" style:family="paragraph" style:parent-style-name="Text_20_body">
      <style:text-properties officeooo:rsid="0019d385" officeooo:paragraph-rsid="0019d385"/>
    </style:style>
    <style:style style:name="P5" style:family="paragraph" style:parent-style-name="Text_20_body">
      <style:text-properties officeooo:rsid="001a76d4" officeooo:paragraph-rsid="001a76d4"/>
    </style:style>
    <style:style style:name="P6" style:family="paragraph" style:parent-style-name="Text_20_body" style:list-style-name="L1">
      <style:text-properties officeooo:paragraph-rsid="001a76d4"/>
    </style:style>
    <style:style style:name="P7" style:family="paragraph" style:parent-style-name="Text_20_body" style:list-style-name="L2">
      <style:text-properties officeooo:rsid="001a76d4"/>
    </style:style>
    <style:style style:name="P8" style:family="paragraph" style:parent-style-name="Text_20_body" style:list-style-name="L3">
      <style:text-properties officeooo:rsid="001a76d4"/>
    </style:style>
    <style:style style:name="P9" style:family="paragraph" style:parent-style-name="Text_20_body" style:list-style-name="L4">
      <style:text-properties officeooo:rsid="001a76d4"/>
    </style:style>
    <style:style style:name="P10" style:family="paragraph" style:parent-style-name="Text_20_body" style:list-style-name="L5">
      <style:text-properties officeooo:rsid="001a76d4"/>
    </style:style>
    <style:style style:name="P11" style:family="paragraph" style:parent-style-name="Text_20_body" style:list-style-name="L6">
      <style:text-properties officeooo:rsid="001a76d4"/>
    </style:style>
    <style:style style:name="P12" style:family="paragraph" style:parent-style-name="Text_20_body" style:list-style-name="L7">
      <style:text-properties officeooo:rsid="001a76d4"/>
    </style:style>
    <style:style style:name="P13" style:family="paragraph" style:parent-style-name="Text_20_body" style:list-style-name="L8">
      <style:text-properties officeooo:rsid="001a76d4"/>
    </style:style>
    <style:style style:name="P14" style:family="paragraph" style:parent-style-name="Text_20_body" style:list-style-name="L9">
      <style:text-properties officeooo:rsid="001a76d4"/>
    </style:style>
    <style:style style:name="P15" style:family="paragraph" style:parent-style-name="Text_20_body" style:list-style-name="L10">
      <style:text-properties officeooo:rsid="001a76d4"/>
    </style:style>
    <style:style style:name="P16" style:family="paragraph" style:parent-style-name="Text_20_body" style:list-style-name="L11">
      <style:text-properties officeooo:rsid="001a76d4"/>
    </style:style>
    <style:style style:name="P17" style:family="paragraph" style:parent-style-name="Heading_20_3">
      <style:text-properties officeooo:paragraph-rsid="001a6baa"/>
    </style:style>
    <style:style style:name="P18" style:family="paragraph" style:parent-style-name="Text_20_body">
      <style:text-properties officeooo:rsid="001b804b" officeooo:paragraph-rsid="001b804b"/>
    </style:style>
    <style:style style:name="P19" style:family="paragraph" style:parent-style-name="Text_20_body">
      <style:text-properties officeooo:paragraph-rsid="001b804b"/>
    </style:style>
    <style:style style:name="P20" style:family="paragraph" style:parent-style-name="Text_20_body">
      <style:text-properties officeooo:paragraph-rsid="001a6baa"/>
    </style:style>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Preformatted_20_Text">
      <style:paragraph-properties fo:margin-top="0cm" fo:margin-bottom="0.499cm" style:contextual-spacing="false"/>
    </style:style>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T1" style:family="text">
      <style:text-properties officeooo:rsid="001a76d4"/>
    </style:style>
    <style:style style:name="T2" style:family="text">
      <style:text-properties officeooo:rsid="001a6cf5"/>
    </style:style>
    <style:style style:name="T3" style:family="text">
      <style:text-properties officeooo:rsid="001a6baa"/>
    </style:style>
    <style:style style:name="T4" style:family="text">
      <style:text-properties officeooo:rsid="001b804b"/>
    </style:style>
    <style:style style:name="T5" style:family="text">
      <style:text-properties officeooo:rsid="00169ea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jango and the user.</text:h>
      <text:p text:style-name="P1">The Django website is served to the user through their web browser and the server and the internet link in between. They interact with the website through their browser and their website meets the requirements laid out in the requirements table, which sets out some requirements for the website front end.</text:p>
      <text:p text:style-name="P2"/>
      <text:h text:style-name="Heading_20_1" text:outline-level="1">Django and the database</text:h>
      <text:p text:style-name="P3">Python service wrapping around the database and hosting a REST API for Python services which Django can call can connect to.</text:p>
      <text:p text:style-name="P4">Custom Python services that Django can call connect to this REST API and send the required information back to Django.</text:p>
      <text:p text:style-name="P4"/>
      <text:h text:style-name="Heading_20_2" text:outline-level="2">Requests and responses between Django and the database</text:h>
      <text:h text:style-name="Heading_20_3" text:outline-level="3">Search</text:h>
      <text:p text:style-name="P5">Request</text:p>
      <text:p text:style-name="P5">GET /api/v1/sermons/search</text:p>
      <text:list text:style-name="L1">
        <text:list-item>
          <text:p text:style-name="P6"><text:span text:style-name="Source_20_Text"><text:span text:style-name="T1">q</text:span></text:span><text:span text:style-name="T1"> — free-text across title/tags/notes (FTS).</text:span></text:p>
        </text:list-item>
      </text:list>
      <text:list text:style-name="L2">
        <text:list-item>
          <text:p text:style-name="P7"><text:span text:style-name="Source_20_Text">title</text:span> — exact or fuzzy title match.</text:p>
        </text:list-item>
      </text:list>
      <text:list text:style-name="L3">
        <text:list-item>
          <text:p text:style-name="P8"><text:span text:style-name="Source_20_Text">date_from</text:span>, <text:span text:style-name="Source_20_Text">date_to</text:span> — preached date range, <text:span text:style-name="Source_20_Text">YYYY-MM-DD</text:span>.</text:p>
        </text:list-item>
      </text:list>
      <text:list text:style-name="L4">
        <text:list-item>
          <text:p text:style-name="P9"><text:span text:style-name="Source_20_Text">theme</text:span> — repeatable (tags). e.g., <text:span text:style-name="Source_20_Text">&amp;theme=faith&amp;theme=grace</text:span>.</text:p>
        </text:list-item>
      </text:list>
      <text:list text:style-name="L5">
        <text:list-item>
          <text:p text:style-name="P10"><text:span text:style-name="Source_20_Text">passage</text:span> — human string like <text:span text:style-name="Source_20_Text">John 3:16-18</text:span>.<text:line-break/>Optional structured form if you prefer:<text:line-break/><text:span text:style-name="Source_20_Text">book=john&amp;ch_start=3&amp;v_start=16&amp;ch_end=3&amp;v_end=18</text:span>.</text:p>
        </text:list-item>
      </text:list>
      <text:list text:style-name="L6">
        <text:list-item>
          <text:p text:style-name="P11"><text:span text:style-name="Source_20_Text">passage_match</text:span> — how to compare: <text:span text:style-name="Source_20_Text">intersects</text:span> (default) | <text:span text:style-name="Source_20_Text">contains</text:span>.</text:p>
        </text:list-item>
      </text:list>
      <text:list text:style-name="L7">
        <text:list-item>
          <text:p text:style-name="P12"><text:span text:style-name="Source_20_Text">sg_no</text:span> — Spurgeon Gems sermon number (exact).<text:line-break/>Or range: <text:span text:style-name="Source_20_Text">sg_no_from</text:span>, <text:span text:style-name="Source_20_Text">sg_no_to</text:span>.</text:p>
        </text:list-item>
      </text:list>
      <text:list text:style-name="L8">
        <text:list-item>
          <text:p text:style-name="P13"><text:span text:style-name="Source_20_Text">sort</text:span> — <text:span text:style-name="Source_20_Text">newest</text:span> (default) | <text:span text:style-name="Source_20_Text">oldest</text:span> | <text:span text:style-name="Source_20_Text">relevance</text:span>.</text:p>
        </text:list-item>
      </text:list>
      <text:list text:style-name="L9">
        <text:list-item>
          <text:p text:style-name="P14"><text:span text:style-name="Source_20_Text">limit</text:span> — page size (e.g., 20).</text:p>
        </text:list-item>
      </text:list>
      <text:list text:style-name="L10">
        <text:list-item>
          <text:p text:style-name="P15"><text:span text:style-name="Source_20_Text">cursor</text:span> — opaque cursor for keyset pagination (returned by API).</text:p>
        </text:list-item>
      </text:list>
      <text:list text:style-name="L11">
        <text:list-item>
          <text:p text:style-name="P16"><text:span text:style-name="Source_20_Text">include</text:span> — comma list of related fields to expand: <text:span text:style-name="Source_20_Text">speaker,series,media</text:span>.</text:p>
        </text:list-item>
      </text:list>
      <text:p text:style-name="P5"/>
      <text:p text:style-name="P5">e.g. GET /api/v1/sermons?theme=faith&amp;theme=grace&amp;sg_no=1234</text:p>
      <text:p text:style-name="P5"><text:soft-page-break/></text:p>
      <text:p text:style-name="P5">Response</text:p>
      <text:p text:style-name="P5">{</text:p>
      <text:p text:style-name="P5"><text:s text:c="2"/>"items": [</text:p>
      <text:p text:style-name="P5"><text:s text:c="4"/>{</text:p>
      <text:p text:style-name="P5"><text:s text:c="6"/>"id": 987,</text:p>
      <text:p text:style-name="P5"><text:s text:c="6"/>"slug": "god-so-loved-the-world",</text:p>
      <text:p text:style-name="P5"><text:s text:c="6"/>"title": "God So Loved the World",</text:p>
      <text:p text:style-name="P5"><text:s text:c="6"/>"date_preached": "1862-05-11",</text:p>
      <text:p text:style-name="P5"><text:s text:c="6"/>"speaker": {"id": 5, "name": "C. H. Spurgeon"},</text:p>
      <text:p text:style-name="P5"><text:s text:c="6"/>"series": {"id": 2, "title": "Gospel Texts"},</text:p>
      <text:p text:style-name="P5"><text:s text:c="6"/>"themes": ["faith", "salvation"],</text:p>
      <text:p text:style-name="P5"><text:s text:c="6"/>"sg_no": 1234,</text:p>
      <text:p text:style-name="P5"><text:s text:c="6"/>"passages": [{"book":"john","ch_start":3,"v_start":16,"ch_end":3,"v_end":18}],</text:p>
      <text:p text:style-name="P5"><text:s text:c="6"/>"media": {"audio_key":"s3://.../1234.mp3","pdf_key":"s3://.../1234.pdf"}</text:p>
      <text:p text:style-name="P5"><text:s text:c="4"/>}</text:p>
      <text:p text:style-name="P5"><text:s text:c="2"/>],</text:p>
      <text:p text:style-name="P5"><text:s text:c="2"/>"next_cursor": "eyJwYWdlIjoyfQ",</text:p>
      <text:p text:style-name="P5"><text:s text:c="2"/>"count": 20</text:p>
      <text:p text:style-name="P5">}</text:p>
      <text:p text:style-name="P5"/>
      <text:h text:style-name="P17" text:outline-level="3"><text:span text:style-name="T2">Specific sermon information v</text:span><text:span text:style-name="T3">iew/access/download/listen </text:span><text:span text:style-name="T2">information</text:span></text:h>
      <text:p text:style-name="P18">Request</text:p>
      <text:p text:style-name="P19">GET /api/v1/sermons/{id}?<text:span text:style-name="T4">ex</text:span>clude=<text:span text:style-name="T4">any fields not to be included (for speeding up trasnfer but it’s only text</text:span></text:p>
      <text:p text:style-name="P20"/>
      <text:p text:style-name="P18">Response</text:p>
      <text:p text:style-name="P18">{</text:p>
      <text:p text:style-name="P18"><text:s text:c="2"/>"id": 987,</text:p>
      <text:p text:style-name="P18"><text:s text:c="2"/>"slug": "god-so-loved-the-world",</text:p>
      <text:p text:style-name="P18"><text:s text:c="2"/>"canonical_url": "https://site.example/sermons/god-so-loved-the-world",</text:p>
      <text:p text:style-name="P18"><text:s text:c="2"/>"title": "God So Loved the World",</text:p>
      <text:p text:style-name="P18"><text:soft-page-break/><text:s text:c="2"/>"summary": "An exposition of John 3:16–18...",</text:p>
      <text:p text:style-name="P18"><text:s text:c="2"/>"date_preached": "1862-05-11",</text:p>
      <text:p text:style-name="P18"><text:s text:c="2"/>"published_at": "1862-05-15T09:00:00Z",</text:p>
      <text:p text:style-name="P18"><text:s text:c="2"/>"speaker": { "id": 5, "name": "C. H. Spurgeon" },</text:p>
      <text:p text:style-name="P18"><text:s text:c="2"/>"series": { "id": 2, "title": "Gospel Texts" },</text:p>
      <text:p text:style-name="P18"><text:s text:c="2"/>"themes": ["faith","salvation"],</text:p>
      <text:p text:style-name="P18"><text:s text:c="2"/>"sg_no": 1234,</text:p>
      <text:p text:style-name="P18"><text:s text:c="2"/>"passages": [</text:p>
      <text:p text:style-name="P18"><text:s text:c="4"/>{"book":"john","ch_start":3,"v_start":16,"ch_end":3,"v_end":18}</text:p>
      <text:p text:style-name="P18"><text:s text:c="2"/>],</text:p>
      <text:p text:style-name="P18"><text:s text:c="2"/>"duration_sec": 2400,</text:p>
      <text:p text:style-name="P18"><text:s text:c="2"/>"media": {</text:p>
      <text:p text:style-name="P18"><text:s text:c="4"/>"audio": {</text:p>
      <text:p text:style-name="P18"><text:s text:c="6"/>"id": 5551,</text:p>
      <text:p text:style-name="P18"><text:s text:c="6"/>"mime": "audio/mpeg",</text:p>
      <text:p text:style-name="P18"><text:s text:c="6"/>"bytes": 18273654,</text:p>
      <text:p text:style-name="P18"><text:s text:c="6"/>"public_cdn_url": null,</text:p>
      <text:p text:style-name="P18"><text:s text:c="6"/>"download_ticket": "aud_5bE2u... (opaque)"</text:p>
      <text:p text:style-name="P18"><text:s text:c="4"/>},</text:p>
      <text:p text:style-name="P18"><text:s text:c="4"/>"pdf": {</text:p>
      <text:p text:style-name="P18"><text:s text:c="6"/>"id": 5552,</text:p>
      <text:p text:style-name="P18"><text:s text:c="6"/>"mime": "application/pdf",</text:p>
      <text:p text:style-name="P18"><text:s text:c="6"/>"bytes": 923874,</text:p>
      <text:p text:style-name="P18"><text:s text:c="6"/>"public_cdn_url": null,</text:p>
      <text:p text:style-name="P18"><text:s text:c="6"/>"download_ticket": "pdf_Jk82a... (opaque)"</text:p>
      <text:p text:style-name="P18"><text:s text:c="4"/>}</text:p>
      <text:p text:style-name="P18"><text:s text:c="2"/>},</text:p>
      <text:p text:style-name="P18"><text:s text:c="2"/>"transcript_available": true</text:p>
      <text:p text:style-name="P18">}</text:p>
      <text:p text:style-name="P20"/>
      <text:p text:style-name="P2"/>
      <text:h text:style-name="Heading_20_1" text:outline-level="1"><text:soft-page-break/>Django and the storage. <text:span text:style-name="T5">Media Delivery Interface (Django ↔ Object Storage/CDN)</text:span></text:h>
      <text:h text:style-name="Heading_20_2" text:outline-level="2">Purpose</text:h>
      <text:p text:style-name="Text_20_body">Provide a stable, cache-friendly interface for serving <text:span text:style-name="Strong_20_Emphasis">audio</text:span> and <text:span text:style-name="Strong_20_Emphasis">PDF</text:span> sermon files without streaming large payloads through Django. Django performs <text:span text:style-name="Strong_20_Emphasis">authorization and logging</text:span>, then issues a <text:span text:style-name="Strong_20_Emphasis">short-lived, signed URL</text:span> that sends the client directly to storage/CDN.</text:p>
      <text:h text:style-name="Heading_20_2" text:outline-level="2">Scope</text:h>
      <text:list text:style-name="L12">
        <text:list-item>
          <text:p text:style-name="P21">Applies to media retrieval (play/download).</text:p>
        </text:list-item>
        <text:list-item>
          <text:p text:style-name="P21">Storage backends: <text:span text:style-name="Strong_20_Emphasis">AWS S3 (+ optional CloudFront)</text:span> or <text:span text:style-name="Strong_20_Emphasis">Azure Blob Storage (+ optional Azure CDN)</text:span>.</text:p>
        </text:list-item>
        <text:list-item>
          <text:p text:style-name="P21">Works identically for audio and PDFs.</text:p>
        </text:list-item>
      </text:list>
      <text:p text:style-name="Horizontal_20_Line"/>
      <text:h text:style-name="Heading_20_2" text:outline-level="2">Responsibilities</text:h>
      <text:p text:style-name="Text_20_body"><text:span text:style-name="Strong_20_Emphasis">Django (API)</text:span></text:p>
      <text:list text:style-name="L13">
        <text:list-item>
          <text:p text:style-name="P22">Validate requester and enforce permissions.</text:p>
        </text:list-item>
        <text:list-item>
          <text:p text:style-name="P22">Record analytics (e.g., download intent).</text:p>
        </text:list-item>
        <text:list-item>
          <text:p text:style-name="P22">Generate a <text:span text:style-name="Strong_20_Emphasis">time-bound, signed URL</text:span> for the target object.</text:p>
        </text:list-item>
        <text:list-item>
          <text:p text:style-name="P22">Respond with an HTTP <text:span text:style-name="Strong_20_Emphasis">redirect</text:span> to that URL.</text:p>
        </text:list-item>
      </text:list>
      <text:p text:style-name="Text_20_body"><text:span text:style-name="Strong_20_Emphasis">Object Storage/CDN</text:span></text:p>
      <text:list text:style-name="L14">
        <text:list-item>
          <text:p text:style-name="P23">Host the actual bytes.</text:p>
        </text:list-item>
        <text:list-item>
          <text:p text:style-name="P23">Honor <text:span text:style-name="Strong_20_Emphasis">Range</text:span> requests (required for audio scrubbing).</text:p>
        </text:list-item>
        <text:list-item>
          <text:p text:style-name="P23">Apply long-lived caching at the edge where appropriate.</text:p>
        </text:list-item>
      </text:list>
      <text:p text:style-name="Horizontal_20_Line"/>
      <text:h text:style-name="Heading_20_2" text:outline-level="2">High-Level Flow (applies to both audio and PDFs)</text:h>
      <text:list text:style-name="L15">
        <text:list-item>
          <text:p text:style-name="P24"><text:span text:style-name="Strong_20_Emphasis">User action</text:span>: Clicks “Play” / “Download”.</text:p>
        </text:list-item>
        <text:list-item>
          <text:p text:style-name="P24"><text:span text:style-name="Strong_20_Emphasis">Django</text:span>:</text:p>
          <text:list>
            <text:list-item>
              <text:p text:style-name="P24">Checks authorization.</text:p>
            </text:list-item>
            <text:list-item>
              <text:p text:style-name="P24">Records analytics.</text:p>
            </text:list-item>
            <text:list-item>
              <text:p text:style-name="P24">Creates a short-lived, signed URL to the object (S3 pre-signed URL or Azure Blob SAS).</text:p>
            </text:list-item>
          </text:list>
        </text:list-item>
        <text:list-item>
          <text:p text:style-name="P24"><text:span text:style-name="Strong_20_Emphasis">Django response</text:span>: Returns <text:span text:style-name="Strong_20_Emphasis"><text:span text:style-name="Source_20_Text">303 See Other</text:span></text:span> with a <text:span text:style-name="Source_20_Text">Location: &lt;signed-url&gt;</text:span>.</text:p>
        </text:list-item>
        <text:list-item>
          <text:p text:style-name="P24"><text:soft-page-break/><text:span text:style-name="Strong_20_Emphasis">Client</text:span>: Follows the redirect and streams/downloads the file <text:span text:style-name="Strong_20_Emphasis">directly from storage/CDN</text:span>.</text:p>
        </text:list-item>
      </text:list>
      <text:p text:style-name="Horizontal_20_Line"/>
      <text:h text:style-name="Heading_20_2" text:outline-level="2">HTTP Contract</text:h>
      <text:p text:style-name="Text_20_body"><text:span text:style-name="Strong_20_Emphasis">Endpoint (server-side action + redirect)</text:span></text:p>
      <text:p text:style-name="Preformatted_20_Text"><text:span text:style-name="Source_20_Text">POST /api/v1/sermons/{slug}/downloads</text:span></text:p>
      <text:p text:style-name="P25"><text:span text:style-name="Source_20_Text">Body: { "kind": "audio" | "pdf" }</text:span></text:p>
      <text:p text:style-name="Text_20_body"><text:span text:style-name="Strong_20_Emphasis">Successful response</text:span></text:p>
      <text:list text:style-name="L16">
        <text:list-item>
          <text:p text:style-name="P26">Status: <text:span text:style-name="Strong_20_Emphasis">303 See Other</text:span></text:p>
        </text:list-item>
        <text:list-item>
          <text:p text:style-name="P26">Headers:</text:p>
          <text:list>
            <text:list-item>
              <text:p text:style-name="P26"><text:span text:style-name="Source_20_Text">Location: &lt;signed-url&gt;</text:span> (short-lived; typically 1–10 minutes)</text:p>
            </text:list-item>
            <text:list-item>
              <text:p text:style-name="P26"><text:span text:style-name="Source_20_Text">Cache-Control: private, no-store</text:span></text:p>
            </text:list-item>
          </text:list>
        </text:list-item>
        <text:list-item>
          <text:p text:style-name="P26">No body required.</text:p>
        </text:list-item>
      </text:list>
      <text:p text:style-name="Text_20_body"><text:span text:style-name="Strong_20_Emphasis">Error responses</text:span></text:p>
      <text:list text:style-name="L17">
        <text:list-item>
          <text:p text:style-name="P27"><text:span text:style-name="Source_20_Text">403 FORBIDDEN</text:span> — not authorized to access the sermon.</text:p>
        </text:list-item>
        <text:list-item>
          <text:p text:style-name="P27"><text:span text:style-name="Source_20_Text">404 NOT FOUND</text:span> — sermon or requested media not available.</text:p>
        </text:list-item>
        <text:list-item>
          <text:p text:style-name="P27"><text:span text:style-name="Source_20_Text">409 CONFLICT</text:span> — media exists but not yet processed/ready.</text:p>
        </text:list-item>
      </text:list>
      <text:p text:style-name="Quotations">If analytics are not performed here and pure idempotent reads are desired, a <text:span text:style-name="Source_20_Text">GET /api/v1/sermons/{slug}/media/{kind}</text:span> variant is acceptable; retain the <text:span text:style-name="Source_20_Text">303</text:span> redirect pattern.</text:p>
      <text:p text:style-name="Horizontal_20_Line"/>
      <text:h text:style-name="Heading_20_2" text:outline-level="2">Storage Adapter Contract</text:h>
      <text:p text:style-name="Text_20_body">Django calls a storage adapter behind the scenes. The interface is implementation-agnostic:</text:p>
      <text:p text:style-name="Preformatted_20_Text"><text:span text:style-name="Source_20_Text">make_download_url(</text:span></text:p>
      <text:p text:style-name="Preformatted_20_Text"><text:span text:style-name="Source_20_Text"><text:s text:c="2"/>key: string, <text:s text:c="15"/>// storage object path</text:span></text:p>
      <text:p text:style-name="Preformatted_20_Text"><text:span text:style-name="Source_20_Text"><text:s text:c="2"/>inline: boolean, <text:s text:c="11"/>// true = stream inline (audio), false = attachment</text:span></text:p>
      <text:p text:style-name="Preformatted_20_Text"><text:span text:style-name="Source_20_Text"><text:s text:c="2"/>filename?: string, <text:s text:c="9"/>// suggested download filename</text:span></text:p>
      <text:p text:style-name="Preformatted_20_Text"><text:span text:style-name="Source_20_Text"><text:s text:c="2"/>ttl_seconds: integer = 300 <text:s/>// URL lifetime</text:span></text:p>
      <text:p text:style-name="P25"><text:span text:style-name="Source_20_Text">) -&gt; string <text:s text:c="18"/>// signed URL</text:span></text:p>
      <text:p text:style-name="Text_20_body"><text:span text:style-name="Strong_20_Emphasis">AWS S3</text:span></text:p>
      <text:list text:style-name="L18">
        <text:list-item>
          <text:p text:style-name="P28">Generate <text:span text:style-name="Strong_20_Emphasis">pre-signed GET</text:span> URLs (<text:span text:style-name="Source_20_Text">boto3 generate_presigned_url</text:span>) with:</text:p>
          <text:list>
            <text:list-item>
              <text:p text:style-name="P28"><text:span text:style-name="Source_20_Text">ResponseContentDisposition</text:span>: <text:span text:style-name="Source_20_Text">inline</text:span> (audio) or <text:span text:style-name="Source_20_Text">attachment; filename="..."</text:span> (PDF).</text:p>
            </text:list-item>
            <text:list-item>
              <text:p text:style-name="P28"><text:span text:style-name="Source_20_Text">ResponseContentType</text:span>: <text:span text:style-name="Source_20_Text">audio/mpeg</text:span> or <text:span text:style-name="Source_20_Text">application/pdf</text:span>.</text:p>
            </text:list-item>
          </text:list>
        </text:list-item>
      </text:list>
      <text:p text:style-name="Text_20_body"><text:span text:style-name="Strong_20_Emphasis">Azure Blob</text:span></text:p>
      <text:list text:style-name="L19">
        <text:list-item>
          <text:p text:style-name="P29"><text:soft-page-break/>Generate <text:span text:style-name="Strong_20_Emphasis">SAS</text:span> URLs (<text:span text:style-name="Source_20_Text">generate_blob_sas</text:span>) with:</text:p>
          <text:list>
            <text:list-item>
              <text:p text:style-name="P29"><text:span text:style-name="Source_20_Text">permission=read</text:span></text:p>
            </text:list-item>
            <text:list-item>
              <text:p text:style-name="P29"><text:span text:style-name="Source_20_Text">expiry=now()+ttl</text:span></text:p>
            </text:list-item>
            <text:list-item>
              <text:p text:style-name="P29">Optional <text:span text:style-name="Source_20_Text">content_disposition</text:span> and <text:span text:style-name="Source_20_Text">content_type</text:span> as above.</text:p>
            </text:list-item>
          </text:list>
        </text:list-item>
      </text:list>
      <text:p text:style-name="Text_20_body"><text:span text:style-name="Strong_20_Emphasis">CDN</text:span></text:p>
      <text:list text:style-name="L20">
        <text:list-item>
          <text:p text:style-name="P30">Optional but recommended. For private buckets/containers, use:</text:p>
          <text:list>
            <text:list-item>
              <text:p text:style-name="P30"><text:span text:style-name="Strong_20_Emphasis">CloudFront</text:span> with Origin Access Control (S3) and either S3 pre-signed or CloudFront-signed URLs.</text:p>
            </text:list-item>
            <text:list-item>
              <text:p text:style-name="P30"><text:span text:style-name="Strong_20_Emphasis">Azure CDN</text:span> honoring SAS on requests or token auth with private origin.</text:p>
            </text:list-item>
          </text:list>
        </text:list-item>
      </text:list>
      <text:p text:style-name="Horizontal_20_Line"/>
      <text:h text:style-name="Heading_20_2" text:outline-level="2">Non-Functional Requirements</text:h>
      <text:list text:style-name="L21">
        <text:list-item>
          <text:p text:style-name="P31"><text:span text:style-name="Strong_20_Emphasis">Do not stream</text:span> large files through Django.</text:p>
        </text:list-item>
        <text:list-item>
          <text:p text:style-name="P31"><text:span text:style-name="Strong_20_Emphasis">Range support</text:span>: Storage/CDN must honor <text:span text:style-name="Source_20_Text">Range</text:span> for audio seeking.</text:p>
        </text:list-item>
        <text:list-item>
          <text:p text:style-name="P31"><text:span text:style-name="Strong_20_Emphasis">Security</text:span>:</text:p>
          <text:list>
            <text:list-item>
              <text:p text:style-name="P31">Buckets/containers remain <text:span text:style-name="Strong_20_Emphasis">private</text:span> by default.</text:p>
            </text:list-item>
            <text:list-item>
              <text:p text:style-name="P31">Signed URLs <text:span text:style-name="Strong_20_Emphasis">expire quickly</text:span> (e.g., 5 minutes).</text:p>
            </text:list-item>
            <text:list-item>
              <text:p text:style-name="P31">Use IAM roles / Managed Identity; avoid static keys in app config.</text:p>
            </text:list-item>
          </text:list>
        </text:list-item>
        <text:list-item>
          <text:p text:style-name="P31"><text:span text:style-name="Strong_20_Emphasis">Caching</text:span>:</text:p>
          <text:list>
            <text:list-item>
              <text:p text:style-name="P31">Redirect response: <text:span text:style-name="Source_20_Text">private, no-store</text:span>.</text:p>
            </text:list-item>
            <text:list-item>
              <text:p text:style-name="P31">Storage/CDN objects: long <text:span text:style-name="Source_20_Text">Cache-Control</text:span> for public assets; private assets rely on short-lived signing.</text:p>
            </text:list-item>
          </text:list>
        </text:list-item>
        <text:list-item>
          <text:p text:style-name="P31"><text:span text:style-name="Strong_20_Emphasis">Observability</text:span>:</text:p>
          <text:list>
            <text:list-item>
              <text:p text:style-name="P31">Record download intents/events before issuing the redirect.</text:p>
            </text:list-item>
            <text:list-item>
              <text:p text:style-name="P31">Ingest CDN/access logs for definitive download counts.</text:p>
            </text:list-item>
          </text:list>
        </text:list-item>
        <text:list-item>
          <text:p text:style-name="P31"><text:span text:style-name="Strong_20_Emphasis">Rate limiting</text:span>: Apply to the download endpoint to protect from abuse.</text:p>
        </text:list-item>
        <text:list-item>
          <text:p text:style-name="P31"><text:span text:style-name="Strong_20_Emphasis">Filenames/UX</text:span>:</text:p>
          <text:list>
            <text:list-item>
              <text:p text:style-name="P31">Audio default <text:span text:style-name="Source_20_Text">inline</text:span>; PDF can be <text:span text:style-name="Source_20_Text">inline</text:span> or <text:span text:style-name="Source_20_Text">attachment</text:span> based on product decision.</text:p>
            </text:list-item>
            <text:list-item>
              <text:p text:style-name="P31">Provide sensible <text:span text:style-name="Source_20_Text">filename</text:span> (e.g., <text:span text:style-name="Source_20_Text">{slug}.mp3</text:span>, <text:span text:style-name="Source_20_Text">{slug}.pdf</text:span>).</text:p>
            </text:list-item>
          </text:list>
        </text:list-item>
      </text:list>
      <text:p text:style-name="Horizontal_20_Line"/>
      <text:h text:style-name="Heading_20_2" text:outline-level="2">Sequence Diagram (textual)</text:h>
      <text:p text:style-name="Preformatted_20_Text"><text:span text:style-name="Source_20_Text">Client → Django: POST /sermons/{slug}/downloads {kind}</text:span></text:p>
      <text:p text:style-name="Preformatted_20_Text"><text:soft-page-break/><text:span text:style-name="Source_20_Text">Django → Auth/DB: validate + fetch storage key</text:span></text:p>
      <text:p text:style-name="Preformatted_20_Text"><text:span text:style-name="Source_20_Text">Django → Analytics: record download event</text:span></text:p>
      <text:p text:style-name="Preformatted_20_Text"><text:span text:style-name="Source_20_Text">Django → StorageAdapter: make_download_url(key, inline, filename, ttl)</text:span></text:p>
      <text:p text:style-name="Preformatted_20_Text"><text:span text:style-name="Source_20_Text">StorageAdapter → Django: signed URL</text:span></text:p>
      <text:p text:style-name="Preformatted_20_Text"><text:span text:style-name="Source_20_Text">Django → Client: 303 See Other + Location: &lt;signed-url&gt;</text:span></text:p>
      <text:p text:style-name="Preformatted_20_Text"><text:span text:style-name="Source_20_Text">Client → Storage/CDN: GET &lt;signed-url&gt; (with Range as needed)</text:span></text:p>
      <text:p text:style-name="P25"><text:span text:style-name="Source_20_Text">Storage/CDN → Client: 200/206 media bytes</text:span></text:p>
      <text:p text:style-name="Horizontal_20_Line"/>
      <text:h text:style-name="Heading_20_2" text:outline-level="2">Rationale</text:h>
      <text:list text:style-name="L22">
        <text:list-item>
          <text:p text:style-name="P32">Keeps the <text:span text:style-name="Strong_20_Emphasis">web tier thin and scalable</text:span> (auth + logging only).</text:p>
        </text:list-item>
        <text:list-item>
          <text:p text:style-name="P32">Maximizes <text:span text:style-name="Strong_20_Emphasis">performance and reliability</text:span> by letting storage/CDN handle byte serving and range requests.</text:p>
        </text:list-item>
        <text:list-item>
          <text:p text:style-name="P32">Maintains a clean, testable <text:span text:style-name="Strong_20_Emphasis">interface contract</text:span> independent of the underlying cloud provider.</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69ea9"/>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17:34:59.470942500</meta:creation-date>
    <dc:date>2025-08-21T21:07:12.610695700</dc:date>
    <meta:editing-duration>PT2H59M42S</meta:editing-duration>
    <meta:editing-cycles>9</meta:editing-cycles>
    <meta:generator>LibreOffice/25.2.5.2$Windows_X86_64 LibreOffice_project/03d19516eb2e1dd5d4ccd751a0d6f35f35e08022</meta:generator>
    <meta:document-statistic meta:table-count="0" meta:image-count="0" meta:object-count="0" meta:page-count="7" meta:paragraph-count="169" meta:word-count="1006" meta:character-count="7466" meta:non-whitespace-character-count="6430"/>
  </office:meta>
</office:document-meta>
</file>